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officeooo: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ct name:</text:h>
        <text:p text:style-name="Text_20_body_20_indent_20_Organon">Name the project.</text:p>
        <text:p text:style-name="Text_20_body_20_indent_20_Organon"><text:span text:style-name="T1">Please note</text:span>: <text:span text:style-name="T2">T</text:span>he project can't be renamed at the moment.</text:p>
        <text:h text:style-name="Heading_20_4" text:outline-level="4"><text:span text:style-name="T2">Save to folder</text:span>: </text:h>
        <text:p text:style-name="Text_20_body_20_indent_20_Organon"><text:span text:style-name="T2">Choose a folder</text:span>. Organon <text:span text:style-name="T2">will create a folder with the name</text:span>:</text:p>
        <text:p text:style-name="Text_20_body_20_indent_20_Organon">„&lt;<text:span text:style-name="T2">p</text:span>ro<text:span text:style-name="T2">j</text:span>e<text:span text:style-name="T2">c</text:span>t name&gt;.organon“ </text:p>
        <text:h text:style-name="Heading_20_4" text:outline-level="4">Format<text:span text:style-name="T2">ting</text:span>:</text:h>
        <text:p text:style-name="Text_20_body_20_indent_20_Organon"><text:span text:style-name="T2">See next entry</text:span>: Format<text:span text:style-name="T2">ting</text:span></text:p>
        <text:h text:style-name="Heading_20_4" text:outline-level="4">Template:</text:h>
        <text:p text:style-name="Text_20_body_20_indent_20_Organon"><text:span text:style-name="T2">Choose a template for the new project</text:span>.</text:p>
        <text:p text:style-name="Text_20_body_20_indent_20_Organon"><text:span text:style-name="T2">Not implemented yet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7" meta:character-count="291" meta:non-whitespace-character-count="253"/>
    <dc:date>2014-06-24T10:51:21.824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